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TML_20_Preformatted">
      <style:paragraph-properties fo:margin-left="0.7417in" fo:margin-right="0in" fo:text-align="justify" style:justify-single-word="false" fo:text-indent="0in" style:auto-text-indent="false"/>
      <style:text-properties style:font-name="Calibri" fo:font-size="11pt" style:font-size-asian="11pt" style:font-name-complex="Arial" style:font-size-complex="11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9" style:family="paragraph" style:parent-style-name="Standard" style:master-page-name="Standard">
      <style:paragraph-properties fo:text-align="end" style:justify-single-word="false" style:page-number="auto"/>
    </style:style>
    <style:style style:name="P10" style:family="paragraph" style:parent-style-name="List_20_Paragraph" style:list-style-name="WWNum8"/>
    <style:style style:name="P11" style:family="paragraph" style:parent-style-name="List_20_Paragraph" style:list-style-name="WWNum4">
      <style:paragraph-properties fo:margin-top="0in" fo:margin-bottom="0in" loext:contextual-spacing="true"/>
      <style:text-properties fo:font-weight="bold" style:font-weight-asian="bold"/>
    </style:style>
    <style:style style:name="P12" style:family="paragraph" style:parent-style-name="List_20_Paragraph" style:list-style-name="WWNum5">
      <style:paragraph-properties fo:margin-top="0in" fo:margin-bottom="0in" loext:contextual-spacing="true"/>
    </style:style>
    <style:style style:name="P13" style:family="paragraph" style:parent-style-name="List_20_Paragraph" style:list-style-name="WWNum7">
      <style:paragraph-properties fo:margin-top="0in" fo:margin-bottom="0in" loext:contextual-spacing="true"/>
      <style:text-properties fo:background-color="#ffff00"/>
    </style:style>
    <style:style style:name="P14" style:family="paragraph" style:parent-style-name="List_20_Paragraph" style:list-style-name="WWNum13">
      <style:paragraph-properties fo:margin-top="0in" fo:margin-bottom="0in" loext:contextual-spacing="tru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ffff00" loext:char-shading-value="0" style:font-weight-asian="bold"/>
    </style:style>
    <style:style style:name="T3" style:family="text">
      <style:text-properties fo:language="de" fo:country="DE" fo:font-weight="bold" style:font-weight-asian="bold" style:font-size-complex="9pt" style:font-weight-complex="bold"/>
    </style:style>
    <style:style style:name="T4" style:family="text">
      <style:text-properties fo:language="de" fo:country="DE" fo:font-weight="bold" officeooo:rsid="001f9bf5" fo:background-color="#ffff00" loext:char-shading-value="0" style:font-weight-asian="bold" style:font-size-complex="9pt" style:font-weight-complex="bold"/>
    </style:style>
    <style:style style:name="T5" style:family="text">
      <style:text-properties fo:language="de" fo:country="DE" fo:font-weight="bold" officeooo:rsid="001f9bf5" fo:background-color="#ffff00" loext:char-shading-value="0" style:language-asian="en" style:country-asian="US" style:font-weight-asian="bold" style:font-size-complex="9pt" style:font-weight-complex="bold"/>
    </style:style>
    <style:style style:name="T6" style:family="text">
      <style:text-properties fo:language="de" fo:country="DE" style:font-size-complex="9pt" style:font-weight-complex="bol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f9b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arszawa, ……………………….<text:bookmark text:name="_GoBack"/> r.</text:p>
      <text:p text:style-name="P2"/>
      <text:p text:style-name="P4">Protokół odbioru</text:p>
      <text:p text:style-name="P6">Dotyczy realizacji dostawy sprzętu komputerowego (nr sprawy <text:span text:style-name="T7">IMIF/4/2019</text:span>), umowy <text:span text:style-name="T7">IMiF/99/2019</text:span> z dnia ………… </text:p>
      <text:p text:style-name="P7"/>
      <text:p text:style-name="P5">zawartej pomiędzy:</text:p>
      <text:p text:style-name="P5"/>
      <text:p text:style-name="P8">Politechniką Warszawską, Instytutem Mikromechaniki i Fotoniki </text:p>
      <text:p text:style-name="P5">a</text:p>
      <text:p text:style-name="Standard"><text:span text:style-name="T5">asdasdasd</text:span><text:span text:style-name="T2">.</text:span></text:p>
      <text:p text:style-name="P3">Sprawdzono kompletność i odebrano:</text:p>
      <text:p text:style-name="Standard">1. ………………………………….</text:p>
      <text:p text:style-name="P3"/>
      <text:list xml:id="list3829785938" text:style-name="WWNum4">
        <text:list-item>
          <text:p text:style-name="P11">Skład Komisji zdawczo – odbiorczej:</text:p>
        </text:list-item>
      </text:list>
      <text:list xml:id="list1864321914" text:style-name="WWNum5">
        <text:list-item>
          <text:p text:style-name="P12">Przedstawiciele Zamawiającego:</text:p>
        </text:list-item>
      </text:list>
      <text:list xml:id="list1035695175" text:style-name="WWNum7">
        <text:list-item>
          <text:p text:style-name="P13">Wojciech Krauze</text:p>
        </text:list-item>
      </text:list>
      <text:p text:style-name="List_20_Paragraph"/>
      <text:list xml:id="list155421095545841" text:continue-list="list1864321914" text:style-name="WWNum5">
        <text:list-item>
          <text:p text:style-name="P12">Przedstawiciel Wykonawcy</text:p>
        </text:list-item>
      </text:list>
      <text:list xml:id="list3156245957" text:style-name="WWNum8">
        <text:list-item>
          <text:p text:style-name="P10">……………………………..</text:p>
        </text:list-item>
      </text:list>
      <text:p text:style-name="List_20_Paragraph"/>
      <text:list xml:id="list155420829893079" text:continue-list="list3829785938" text:style-name="WWNum4">
        <text:list-item>
          <text:p text:style-name="P11">Ustalenia Komisji:</text:p>
        </text:list-item>
      </text:list>
      <text:list xml:id="list3058495927" text:style-name="WWNum13">
        <text:list-item>
          <text:p text:style-name="P14">Komisja stwierdza, że praca została wykonana zgodnie z umową.</text:p>
        </text:list-item>
        <text:list-item>
          <text:p text:style-name="P14">Dostarczone elementy są zgodne z wymaganiami zamawiającego.</text:p>
        </text:list-item>
      </text:list>
      <text:p text:style-name="P1"/>
      <text:p text:style-name="P5"/>
      <text:p text:style-name="Standard"/>
      <text:p text:style-name="Standard">Na tym protokół zakończono i podpisano.</text:p>
      <text:p text:style-name="Standard"/>
      <text:p text:style-name="Standard">Przedstawiciel Wykonawcy:<text:tab/><text:tab/><text:tab/>Przedstawiciel Zamawiającego: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pl" style:country-asian="PL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pl" style:country-asian="PL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8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0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0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0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0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0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2" text:style-name="ListLabel_20_1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number>
      <text:list-level-style-number text:level="3" text:style-name="ListLabel_20_11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417in"/>
        </style:list-level-properties>
      </text:list-level-style-number>
      <text:list-level-style-number text:level="4" text:style-name="ListLabel_20_113" style:num-suffix="." style:num-format="1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5" text:style-name="ListLabel_20_1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number>
      <text:list-level-style-number text:level="6" text:style-name="ListLabel_20_1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417in"/>
        </style:list-level-properties>
      </text:list-level-style-number>
      <text:list-level-style-number text:level="7" text:style-name="ListLabel_20_116" style:num-suffix="." style:num-format="1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8" text:style-name="ListLabel_20_1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number>
      <text:list-level-style-number text:level="9" text:style-name="ListLabel_20_1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2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22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2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25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2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40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43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9839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Warszawa, dnia 10 października 2008 r</dc:title>
    <meta:initial-creator>wjm</meta:initial-creator>
    <meta:editing-cycles>5</meta:editing-cycles>
    <meta:print-date>2012-01-04T14:00:00</meta:print-date>
    <meta:creation-date>2019-05-10T09:38:00</meta:creation-date>
    <dc:date>2020-01-07T15:54:20.022143969</dc:date>
    <meta:editing-duration>PT4M44S</meta:editing-duration>
    <meta:generator>LibreOffice/6.3.4.2.0$Linux_X86_64 LibreOffice_project/30$Build-2</meta:generator>
    <meta:document-statistic meta:table-count="0" meta:image-count="0" meta:object-count="0" meta:page-count="1" meta:paragraph-count="19" meta:word-count="81" meta:character-count="654" meta:non-whitespace-character-count="5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